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Contents_20_Heading">
      <style:paragraph-properties fo:line-height="115%">
        <style:tab-stops>
          <style:tab-stop style:position="16.51cm" style:type="right" style:leader-style="dotted" style:leader-text="."/>
        </style:tab-stops>
      </style:paragraph-properties>
    </style:style>
    <style:style style:name="P2" style:family="paragraph" style:parent-style-name="Contents_20_2">
      <style:paragraph-properties fo:line-height="115%">
        <style:tab-stops>
          <style:tab-stop style:position="16.499cm" style:type="right" style:leader-style="dotted" style:leader-text="."/>
        </style:tab-stops>
      </style:paragraph-properties>
    </style:style>
    <style:style style:name="P3" style:family="paragraph" style:parent-style-name="Contents_20_1">
      <style:paragraph-properties fo:line-height="115%">
        <style:tab-stops>
          <style:tab-stop style:position="16.999cm" style:type="right" style:leader-style="dotted" style:leader-text="."/>
        </style:tab-stops>
      </style:paragraph-properties>
    </style:style>
    <style:style style:name="P4" style:family="paragraph" style:parent-style-name="Contents_20_3">
      <style:paragraph-properties fo:line-height="115%">
        <style:tab-stops>
          <style:tab-stop style:position="15.998cm" style:type="right" style:leader-style="dotted" style:leader-text="."/>
        </style:tab-stops>
      </style:paragraph-properties>
    </style:style>
    <style:style style:name="P5" style:family="paragraph" style:parent-style-name="Text_20_body">
      <style:paragraph-properties fo:line-height="115%"/>
      <style:text-properties officeooo:paragraph-rsid="00178afd"/>
    </style:style>
    <style:style style:name="P6" style:family="paragraph" style:parent-style-name="Horizontal_20_Line">
      <style:paragraph-properties fo:line-height="115%"/>
    </style:style>
    <style:style style:name="P7" style:family="paragraph" style:parent-style-name="Standard">
      <style:paragraph-properties fo:line-height="115%" fo:text-align="center" style:justify-single-word="false"/>
    </style:style>
    <style:style style:name="P8" style:family="paragraph" style:parent-style-name="Standard">
      <style:paragraph-properties fo:line-height="115%"/>
    </style:style>
    <style:style style:name="P9" style:family="paragraph" style:parent-style-name="Standard">
      <style:paragraph-properties fo:line-height="115%" fo:text-align="end" style:justify-single-word="false"/>
    </style:style>
    <style:style style:name="P10" style:family="paragraph" style:parent-style-name="Text_20_body">
      <style:paragraph-properties fo:margin-top="0.101cm" fo:margin-bottom="0.347cm" style:contextual-spacing="false" fo:line-height="115%"/>
    </style:style>
    <style:style style:name="P11" style:family="paragraph" style:parent-style-name="Text_20_body">
      <style:paragraph-properties fo:line-height="115%"/>
      <style:text-properties officeooo:paragraph-rsid="0016754a"/>
    </style:style>
    <style:style style:name="P12" style:family="paragraph" style:parent-style-name="Text_20_body">
      <style:paragraph-properties fo:line-height="115%"/>
    </style:style>
    <style:style style:name="P13" style:family="paragraph" style:parent-style-name="Standard">
      <style:paragraph-properties fo:line-height="115%" fo:text-align="center" style:justify-single-word="false"/>
      <style:text-properties fo:color="#538135" loext:opacity="100%"/>
    </style:style>
    <style:style style:name="P14" style:family="paragraph" style:parent-style-name="Heading_20_1">
      <style:paragraph-properties fo:line-height="115%"/>
    </style:style>
    <style:style style:name="P15" style:family="paragraph" style:parent-style-name="Heading_20_2">
      <style:paragraph-properties fo:line-height="115%"/>
    </style:style>
    <style:style style:name="P16" style:family="paragraph" style:parent-style-name="Heading_20_3">
      <style:paragraph-properties fo:line-height="115%"/>
    </style:style>
    <style:style style:name="P17" style:family="paragraph" style:parent-style-name="Heading_20_3">
      <style:paragraph-properties fo:line-height="115%"/>
      <style:text-properties officeooo:paragraph-rsid="00178afd"/>
    </style:style>
    <style:style style:name="P18" style:family="paragraph" style:parent-style-name="Heading_20_3">
      <style:text-properties officeooo:rsid="001a00e7" officeooo:paragraph-rsid="001a00e7"/>
    </style:style>
    <style:style style:name="P19" style:family="paragraph" style:parent-style-name="Standard" style:master-page-name="MP0">
      <style:paragraph-properties fo:line-height="115%" fo:text-align="center" style:justify-single-word="false" style:page-number="auto" fo:break-before="page"/>
    </style:style>
    <style:style style:name="P20" style:family="paragraph" style:parent-style-name="Text_20_body" style:list-style-name="L1">
      <style:paragraph-properties fo:line-height="115%"/>
    </style:style>
    <style:style style:name="P21" style:family="paragraph" style:parent-style-name="Text_20_body" style:list-style-name="L3">
      <style:paragraph-properties fo:line-height="115%"/>
    </style:style>
    <style:style style:name="P22" style:family="paragraph" style:parent-style-name="Text_20_body" style:list-style-name="L4">
      <style:paragraph-properties fo:line-height="115%"/>
    </style:style>
    <style:style style:name="P23" style:family="paragraph" style:parent-style-name="Text_20_body" style:list-style-name="L5">
      <style:paragraph-properties fo:line-height="115%"/>
    </style:style>
    <style:style style:name="P24" style:family="paragraph" style:parent-style-name="Text_20_body" style:list-style-name="L6">
      <style:paragraph-properties fo:line-height="115%"/>
    </style:style>
    <style:style style:name="P25" style:family="paragraph" style:parent-style-name="Text_20_body" style:list-style-name="L7">
      <style:paragraph-properties fo:line-height="115%"/>
    </style:style>
    <style:style style:name="P26" style:family="paragraph" style:parent-style-name="Text_20_body" style:list-style-name="L8">
      <style:paragraph-properties fo:line-height="115%"/>
    </style:style>
    <style:style style:name="P27" style:family="paragraph" style:parent-style-name="Text_20_body" style:list-style-name="L9">
      <style:paragraph-properties fo:line-height="115%"/>
    </style:style>
    <style:style style:name="P28" style:family="paragraph" style:parent-style-name="Text_20_body" style:list-style-name="L10">
      <style:paragraph-properties fo:line-height="115%"/>
    </style:style>
    <style:style style:name="P29" style:family="paragraph" style:parent-style-name="Text_20_body" style:list-style-name="L11">
      <style:paragraph-properties fo:line-height="115%"/>
    </style:style>
    <style:style style:name="P30" style:family="paragraph" style:parent-style-name="Text_20_body" style:list-style-name="L12">
      <style:paragraph-properties fo:line-height="115%"/>
    </style:style>
    <style:style style:name="P31" style:family="paragraph" style:parent-style-name="Text_20_body" style:list-style-name="L13">
      <style:paragraph-properties fo:line-height="115%"/>
    </style:style>
    <style:style style:name="P32" style:family="paragraph" style:parent-style-name="Text_20_body" style:list-style-name="L14">
      <style:paragraph-properties fo:line-height="115%"/>
    </style:style>
    <style:style style:name="P33" style:family="paragraph" style:parent-style-name="Text_20_body" style:list-style-name="L15">
      <style:paragraph-properties fo:line-height="115%"/>
    </style:style>
    <style:style style:name="P34" style:family="paragraph" style:parent-style-name="Text_20_body" style:list-style-name="L16">
      <style:paragraph-properties fo:line-height="115%"/>
    </style:style>
    <style:style style:name="P35" style:family="paragraph" style:parent-style-name="Text_20_body" style:list-style-name="L17">
      <style:paragraph-properties fo:line-height="115%"/>
    </style:style>
    <style:style style:name="P36" style:family="paragraph" style:parent-style-name="Text_20_body" style:list-style-name="L18">
      <style:paragraph-properties fo:line-height="115%"/>
    </style:style>
    <style:style style:name="P37" style:family="paragraph" style:parent-style-name="Text_20_body" style:list-style-name="L19">
      <style:paragraph-properties fo:line-height="115%"/>
    </style:style>
    <style:style style:name="P38" style:family="paragraph" style:parent-style-name="Text_20_body" style:list-style-name="L20">
      <style:paragraph-properties fo:line-height="115%"/>
    </style:style>
    <style:style style:name="P39" style:family="paragraph" style:parent-style-name="Text_20_body" style:list-style-name="L21">
      <style:paragraph-properties fo:line-height="115%"/>
    </style:style>
    <style:style style:name="P40" style:family="paragraph" style:parent-style-name="Text_20_body" style:list-style-name="L22">
      <style:paragraph-properties fo:line-height="115%"/>
    </style:style>
    <style:style style:name="P41" style:family="paragraph" style:parent-style-name="Text_20_body" style:list-style-name="L23">
      <style:paragraph-properties fo:line-height="115%"/>
    </style:style>
    <style:style style:name="P42" style:family="paragraph" style:parent-style-name="Text_20_body" style:list-style-name="L24">
      <style:paragraph-properties fo:line-height="115%"/>
    </style:style>
    <style:style style:name="P43" style:family="paragraph" style:parent-style-name="Text_20_body" style:list-style-name="L25">
      <style:paragraph-properties fo:line-height="115%"/>
    </style:style>
    <style:style style:name="P44" style:family="paragraph" style:parent-style-name="Text_20_body" style:list-style-name="L26">
      <style:paragraph-properties fo:line-height="115%"/>
    </style:style>
    <style:style style:name="P45" style:family="paragraph" style:parent-style-name="Text_20_body" style:list-style-name="L27">
      <style:paragraph-properties fo:line-height="115%"/>
    </style:style>
    <style:style style:name="P46" style:family="paragraph" style:parent-style-name="Text_20_body" style:list-style-name="L28">
      <style:paragraph-properties fo:line-height="115%"/>
    </style:style>
    <style:style style:name="P47" style:family="paragraph" style:parent-style-name="Text_20_body" style:list-style-name="L29">
      <style:paragraph-properties fo:line-height="115%"/>
    </style:style>
    <style:style style:name="P48" style:family="paragraph" style:parent-style-name="Text_20_body" style:list-style-name="L30">
      <style:paragraph-properties fo:line-height="115%"/>
    </style:style>
    <style:style style:name="P49" style:family="paragraph" style:parent-style-name="Text_20_body" style:list-style-name="L31">
      <style:paragraph-properties fo:line-height="115%"/>
    </style:style>
    <style:style style:name="P50" style:family="paragraph" style:parent-style-name="Text_20_body" style:list-style-name="L32">
      <style:paragraph-properties fo:line-height="115%"/>
    </style:style>
    <style:style style:name="P51" style:family="paragraph" style:parent-style-name="Text_20_body">
      <style:paragraph-properties fo:line-height="115%"/>
    </style:style>
    <style:style style:name="T1" style:family="text">
      <style:text-properties fo:color="#538135" loext:opacity="100%"/>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officeooo:rsid="0016754a"/>
    </style:style>
    <style:style style:name="T7" style:family="text">
      <style:text-properties officeooo:rsid="0016ce8f"/>
    </style:style>
    <style:style style:name="T8" style:family="text">
      <style:text-properties officeooo:rsid="0016d790"/>
    </style:style>
    <style:style style:name="T9" style:family="text">
      <style:text-properties officeooo:rsid="00178afd"/>
    </style:style>
    <style:style style:name="T10" style:family="text">
      <style:text-properties fo:font-weight="normal" style:font-weight-asian="normal" style:font-weight-complex="normal"/>
    </style:style>
    <style:style style:name="T11" style:family="text">
      <style:text-properties officeooo:rsid="001a00e7"/>
    </style:style>
    <style:style style:name="T12" style:family="text">
      <style:text-properties officeooo:rsid="001abcdd"/>
    </style:style>
    <style:style style:name="T13" style:family="text">
      <style:text-properties officeooo:rsid="001e19c2"/>
    </style:style>
    <style:style style:name="T14" style:family="text">
      <style:text-properties officeooo:rsid="001e7648"/>
    </style:style>
    <style:style style:name="T15" style:family="text">
      <style:text-properties officeooo:rsid="001ffffb"/>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7"><text:bookmark-start text:name="_Toc32579093"/><text:bookmark-start text:name="_Toc32579069"/><text:span text:style-name="Book_20_Title">University of Plymouth</text:span><text:bookmark-end text:name="_Toc32579093"/><text:bookmark-end text:name="_Toc32579069"/></text:p>
      <text:p text:style-name="P7"/>
      <text:p text:style-name="P7"><text:span text:style-name="Intense_20_Reference">School of Engineering,</text:span></text:p>
      <text:p text:style-name="P7"><text:span text:style-name="Intense_20_Reference">Computing, and Mathematics</text:span></text:p>
      <text:p text:style-name="P7"/>
      <text:p text:style-name="P7"><text:span text:style-name="Intense_20_Reference">COMP3000</text:span></text:p>
      <text:p text:style-name="P7"><text:span text:style-name="Intense_20_Reference">Computing Project</text:span></text:p>
      <text:p text:style-name="P7"><text:span text:style-name="Intense_20_Reference">2025/2026</text:span></text:p>
      <text:p text:style-name="P7"/>
      <text:p text:style-name="P7"><text:span text:style-name="Intense_20_Reference"><text:span text:style-name="T1">Job Pilot</text:span></text:span></text:p>
      <text:p text:style-name="P7"/>
      <text:p text:style-name="P7"/>
      <text:p text:style-name="P13">Jack S Goodman</text:p>
      <text:p text:style-name="P7"/>
      <text:p text:style-name="P7"/>
      <text:p text:style-name="P13">10840982</text:p>
      <text:p text:style-name="P7"/>
      <text:p text:style-name="P7"/>
      <text:p text:style-name="P7"><text:bookmark-start text:name="_Toc32478402"/><text:bookmark-start text:name="_Toc32579095"/><text:bookmark-start text:name="_Toc32579071"/><text:bookmark-start text:name="_Toc32481965"/>BSc (Hons) <text:bookmark-end text:name="_Toc32478402"/><text:bookmark-end text:name="_Toc32579095"/><text:bookmark-end text:name="_Toc32579071"/><text:bookmark-end text:name="_Toc32481965"/><text:span text:style-name="Default_20_Paragraph_20_Font"><text:span text:style-name="T1">Computer Science (3429)</text:span></text:span></text:p>
      <text:p text:style-name="P8"/>
      <text:p text:style-name="P8"/>
      <text:p text:style-name="P8"><text:bookmark text:name="__RefHeading___Toc1001_900516027_Copy_2"/></text:p>
      <text:h text:style-name="P16" text:outline-level="3"><text:bookmark-start text:name="__RefHeading___Toc2188_900516027"/><text:span text:style-name="Book_20_Title"><text:span text:style-name="T2">Abstract</text:span></text:span><text:bookmark-end text:name="__RefHeading___Toc2188_900516027"/></text:h>
      <text:h text:style-name="P16" text:outline-level="3"><text:bookmark-start text:name="__RefHeading___Toc2190_900516027"/><text:span text:style-name="Book_20_Title"><text:span text:style-name="T2">Word Count</text:span></text:span><text:bookmark-end text:name="__RefHeading___Toc2190_900516027"/></text:h>
      <text:h text:style-name="P16" text:outline-level="3"><text:bookmark-start text:name="__RefHeading___Toc2192_900516027"/><text:span text:style-name="Book_20_Title"><text:span text:style-name="T2">Link to GitHub repository:</text:span></text:span><text:bookmark-end text:name="__RefHeading___Toc2192_900516027"/></text:h>
      <text:p text:style-name="P10"><text:span text:style-name="Book_20_Title"><text:span text:style-name="T3">Acknowledgements</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of Contents</text:p>
          <text:p text:style-name="P4"><text:a xlink:type="simple" xlink:href="#__RefHeading___Toc2188_900516027" office:target-frame-name="_top" xlink:show="replace" text:style-name="Internet_20_link" text:visited-style-name="Visited_20_Internet_20_Link">Abstract<text:tab/>2</text:a></text:p>
          <text:p text:style-name="P4"><text:a xlink:type="simple" xlink:href="#__RefHeading___Toc2190_900516027" office:target-frame-name="_top" xlink:show="replace" text:style-name="Internet_20_link" text:visited-style-name="Visited_20_Internet_20_Link"><text:soft-page-break/>Word Count<text:tab/>2</text:a></text:p>
          <text:p text:style-name="P4"><text:a xlink:type="simple" xlink:href="#__RefHeading___Toc2192_900516027" office:target-frame-name="_top" xlink:show="replace" text:style-name="Internet_20_link" text:visited-style-name="Visited_20_Internet_20_Link">Link to GitHub repository:<text:tab/>2</text:a></text:p>
          <text:p text:style-name="P2"><text:a xlink:type="simple" xlink:href="#__RefHeading___Toc1001_900516027" office:target-frame-name="_top" xlink:show="replace" text:style-name="Internet_20_link" text:visited-style-name="Visited_20_Internet_20_Link">1. Introduction (800–1,000 words | ~10%)<text:tab/>3</text:a></text:p>
          <text:p text:style-name="P4"><text:a xlink:type="simple" xlink:href="#__RefHeading___Toc1003_900516027" office:target-frame-name="_top" xlink:show="replace" text:style-name="Internet_20_link" text:visited-style-name="Visited_20_Internet_20_Link">1.1 Background (300–400)<text:tab/>3</text:a></text:p>
          <text:p text:style-name="P4"><text:a xlink:type="simple" xlink:href="#__RefHeading___Toc1005_900516027" office:target-frame-name="_top" xlink:show="replace" text:style-name="Internet_20_link" text:visited-style-name="Visited_20_Internet_20_Link">1.2 Aims and Objectives (250–300)<text:tab/>3</text:a></text:p>
          <text:p text:style-name="P4"><text:a xlink:type="simple" xlink:href="#__RefHeading___Toc1007_900516027" office:target-frame-name="_top" xlink:show="replace" text:style-name="Internet_20_link" text:visited-style-name="Visited_20_Internet_20_Link">1.3 Deliverables (150–200)<text:tab/>3</text:a></text:p>
          <text:p text:style-name="P4"><text:a xlink:type="simple" xlink:href="#__RefHeading___Toc1009_900516027" office:target-frame-name="_top" xlink:show="replace" text:style-name="Internet_20_link" text:visited-style-name="Visited_20_Internet_20_Link">1.4 Report Overview (100–150)<text:tab/>3</text:a></text:p>
          <text:p text:style-name="P3"><text:a xlink:type="simple" xlink:href="#__RefHeading___Toc1011_900516027" office:target-frame-name="_top" xlink:show="replace" text:style-name="Internet_20_link" text:visited-style-name="Visited_20_Internet_20_Link">2. Literature Review / Technology Justification (1,500–1,800 words | ~18%)<text:tab/>3</text:a></text:p>
          <text:p text:style-name="P2"><text:a xlink:type="simple" xlink:href="#__RefHeading___Toc2207_900516027" office:target-frame-name="_top" xlink:show="replace" text:style-name="Internet_20_link" text:visited-style-name="Visited_20_Internet_20_Link">2.1 Architectural Paradigms<text:tab/>4</text:a></text:p>
          <text:p text:style-name="P4"><text:a xlink:type="simple" xlink:href="#__RefHeading___Toc2209_900516027" office:target-frame-name="_top" xlink:show="replace" text:style-name="Internet_20_link" text:visited-style-name="Visited_20_Internet_20_Link">2.1.1 Layered Monolithic Architecture<text:tab/>4</text:a></text:p>
          <text:p text:style-name="P4"><text:a xlink:type="simple" xlink:href="#__RefHeading___Toc2211_900516027" office:target-frame-name="_top" xlink:show="replace" text:style-name="Internet_20_link" text:visited-style-name="Visited_20_Internet_20_Link">2.1.2 Microservices Architecture<text:tab/>4</text:a></text:p>
          <text:p text:style-name="P4"><text:a xlink:type="simple" xlink:href="#__RefHeading___Toc2213_900516027" office:target-frame-name="_top" xlink:show="replace" text:style-name="Internet_20_link" text:visited-style-name="Visited_20_Internet_20_Link">2.1.3 Serverless Architecture<text:tab/>5</text:a></text:p>
          <text:p text:style-name="P4"><text:a xlink:type="simple" xlink:href="#__RefHeading___Toc1015_900516027" office:target-frame-name="_top" xlink:show="replace" text:style-name="Internet_20_link" text:visited-style-name="Visited_20_Internet_20_Link">2.2 Frontend Framework Justification<text:tab/>5</text:a></text:p>
          <text:p text:style-name="P4"><text:a xlink:type="simple" xlink:href="#__RefHeading___Toc1017_900516027" office:target-frame-name="_top" xlink:show="replace" text:style-name="Internet_20_link" text:visited-style-name="Visited_20_Internet_20_Link">2.3 Backend &amp; API Layer<text:tab/>5</text:a></text:p>
          <text:p text:style-name="P4"><text:a xlink:type="simple" xlink:href="#__RefHeading___Toc1019_900516027" office:target-frame-name="_top" xlink:show="replace" text:style-name="Internet_20_link" text:visited-style-name="Visited_20_Internet_20_Link">2.4 Database Choice<text:tab/>5</text:a></text:p>
          <text:p text:style-name="P4"><text:a xlink:type="simple" xlink:href="#__RefHeading___Toc1021_900516027" office:target-frame-name="_top" xlink:show="replace" text:style-name="Internet_20_link" text:visited-style-name="Visited_20_Internet_20_Link">2.5 DevOps / Deployment Strategy<text:tab/>5</text:a></text:p>
          <text:p text:style-name="P4"><text:a xlink:type="simple" xlink:href="#__RefHeading___Toc1023_900516027" office:target-frame-name="_top" xlink:show="replace" text:style-name="Internet_20_link" text:visited-style-name="Visited_20_Internet_20_Link">2.6 Related / Existing Systems<text:tab/>6</text:a></text:p>
          <text:p text:style-name="P3"><text:a xlink:type="simple" xlink:href="#__RefHeading___Toc1025_900516027" office:target-frame-name="_top" xlink:show="replace" text:style-name="Internet_20_link" text:visited-style-name="Visited_20_Internet_20_Link">3. Methodology &amp; Project Management (900–1,100 words | ~10–12%)<text:tab/>6</text:a></text:p>
          <text:p text:style-name="P4"><text:a xlink:type="simple" xlink:href="#__RefHeading___Toc1027_900516027" office:target-frame-name="_top" xlink:show="replace" text:style-name="Internet_20_link" text:visited-style-name="Visited_20_Internet_20_Link">3.1 Development Methodology<text:tab/>6</text:a></text:p>
          <text:p text:style-name="P4"><text:a xlink:type="simple" xlink:href="#__RefHeading___Toc1029_900516027" office:target-frame-name="_top" xlink:show="replace" text:style-name="Internet_20_link" text:visited-style-name="Visited_20_Internet_20_Link">3.2 Tools &amp; Workflow<text:tab/>6</text:a></text:p>
          <text:p text:style-name="P4"><text:a xlink:type="simple" xlink:href="#__RefHeading___Toc1031_900516027" office:target-frame-name="_top" xlink:show="replace" text:style-name="Internet_20_link" text:visited-style-name="Visited_20_Internet_20_Link">3.3 Risk Management<text:tab/>6</text:a></text:p>
          <text:p text:style-name="P4"><text:a xlink:type="simple" xlink:href="#__RefHeading___Toc1033_900516027" office:target-frame-name="_top" xlink:show="replace" text:style-name="Internet_20_link" text:visited-style-name="Visited_20_Internet_20_Link">3.4 Legal, Ethical, Professional Issues<text:tab/>6</text:a></text:p>
          <text:p text:style-name="P2"><text:a xlink:type="simple" xlink:href="#__RefHeading___Toc1035_900516027" office:target-frame-name="_top" xlink:show="replace" text:style-name="Internet_20_link" text:visited-style-name="Visited_20_Internet_20_Link">4. Requirements Engineering (900–1,200 words | ~12%)<text:tab/>6</text:a></text:p>
          <text:p text:style-name="P4"><text:a xlink:type="simple" xlink:href="#__RefHeading___Toc1037_900516027" office:target-frame-name="_top" xlink:show="replace" text:style-name="Internet_20_link" text:visited-style-name="Visited_20_Internet_20_Link">4.1 Functional Requirements<text:tab/>6</text:a></text:p>
          <text:p text:style-name="P4"><text:a xlink:type="simple" xlink:href="#__RefHeading___Toc1039_900516027" office:target-frame-name="_top" xlink:show="replace" text:style-name="Internet_20_link" text:visited-style-name="Visited_20_Internet_20_Link">4.2 Non-Functional Requirements<text:tab/>7</text:a></text:p>
          <text:p text:style-name="P4"><text:a xlink:type="simple" xlink:href="#__RefHeading___Toc1041_900516027" office:target-frame-name="_top" xlink:show="replace" text:style-name="Internet_20_link" text:visited-style-name="Visited_20_Internet_20_Link">4.3 User Stories<text:tab/>7</text:a></text:p>
          <text:p text:style-name="P2"><text:a xlink:type="simple" xlink:href="#__RefHeading___Toc1043_900516027" office:target-frame-name="_top" xlink:show="replace" text:style-name="Internet_20_link" text:visited-style-name="Visited_20_Internet_20_Link">5. System Architecture &amp; Design (1,400–1,800 words | ~18%)<text:tab/>7</text:a></text:p>
          <text:p text:style-name="P4"><text:a xlink:type="simple" xlink:href="#__RefHeading___Toc1045_900516027" office:target-frame-name="_top" xlink:show="replace" text:style-name="Internet_20_link" text:visited-style-name="Visited_20_Internet_20_Link">5.1 High-Level Architecture<text:tab/>7</text:a></text:p>
          <text:p text:style-name="P4"><text:a xlink:type="simple" xlink:href="#__RefHeading___Toc1047_900516027" office:target-frame-name="_top" xlink:show="replace" text:style-name="Internet_20_link" text:visited-style-name="Visited_20_Internet_20_Link">5.2 Backend Architecture<text:tab/>7</text:a></text:p>
          <text:p text:style-name="P4"><text:a xlink:type="simple" xlink:href="#__RefHeading___Toc1049_900516027" office:target-frame-name="_top" xlink:show="replace" text:style-name="Internet_20_link" text:visited-style-name="Visited_20_Internet_20_Link">5.3 Database Design<text:tab/>7</text:a></text:p>
          <text:p text:style-name="P4"><text:a xlink:type="simple" xlink:href="#__RefHeading___Toc1051_900516027" office:target-frame-name="_top" xlink:show="replace" text:style-name="Internet_20_link" text:visited-style-name="Visited_20_Internet_20_Link">5.4 Frontend Architecture<text:tab/>7</text:a></text:p>
          <text:p text:style-name="P4"><text:a xlink:type="simple" xlink:href="#__RefHeading___Toc1053_900516027" office:target-frame-name="_top" xlink:show="replace" text:style-name="Internet_20_link" text:visited-style-name="Visited_20_Internet_20_Link">5.5 Design Decisions &amp; Trade-offs<text:tab/>8</text:a></text:p>
          <text:p text:style-name="P2"><text:a xlink:type="simple" xlink:href="#__RefHeading___Toc1055_900516027" office:target-frame-name="_top" xlink:show="replace" text:style-name="Internet_20_link" text:visited-style-name="Visited_20_Internet_20_Link">6. Implementation (Core Development Work) (2,000–2,400 words | ~22–25%)<text:tab/>8</text:a></text:p>
          <text:p text:style-name="P4"><text:a xlink:type="simple" xlink:href="#__RefHeading___Toc1057_900516027" office:target-frame-name="_top" xlink:show="replace" text:style-name="Internet_20_link" text:visited-style-name="Visited_20_Internet_20_Link">6.1 Authentication &amp; Authorisation<text:tab/>8</text:a></text:p>
          <text:p text:style-name="P4"><text:a xlink:type="simple" xlink:href="#__RefHeading___Toc1059_900516027" office:target-frame-name="_top" xlink:show="replace" text:style-name="Internet_20_link" text:visited-style-name="Visited_20_Internet_20_Link">6.2 Core Domain Logic<text:tab/>8</text:a></text:p>
          <text:p text:style-name="P4"><text:a xlink:type="simple" xlink:href="#__RefHeading___Toc1061_900516027" office:target-frame-name="_top" xlink:show="replace" text:style-name="Internet_20_link" text:visited-style-name="Visited_20_Internet_20_Link">6.3 Frontend Features<text:tab/>8</text:a></text:p>
          <text:p text:style-name="P4"><text:a xlink:type="simple" xlink:href="#__RefHeading___Toc1063_900516027" office:target-frame-name="_top" xlink:show="replace" text:style-name="Internet_20_link" text:visited-style-name="Visited_20_Internet_20_Link">6.4 Integration with External APIs<text:tab/>8</text:a></text:p>
          <text:p text:style-name="P4"><text:a xlink:type="simple" xlink:href="#__RefHeading___Toc1065_900516027" office:target-frame-name="_top" xlink:show="replace" text:style-name="Internet_20_link" text:visited-style-name="Visited_20_Internet_20_Link">6.5 DevOps &amp; Deployment<text:tab/>8</text:a></text:p>
          <text:p text:style-name="P2"><text:a xlink:type="simple" xlink:href="#__RefHeading___Toc1067_900516027" office:target-frame-name="_top" xlink:show="replace" text:style-name="Internet_20_link" text:visited-style-name="Visited_20_Internet_20_Link">7. Testing &amp; Validation (900–1,200 words | ~10–12%)<text:tab/>9</text:a></text:p>
          <text:p text:style-name="P4"><text:a xlink:type="simple" xlink:href="#__RefHeading___Toc1069_900516027" office:target-frame-name="_top" xlink:show="replace" text:style-name="Internet_20_link" text:visited-style-name="Visited_20_Internet_20_Link">7.1 Testing Strategy<text:tab/>9</text:a></text:p>
          <text:p text:style-name="P4"><text:a xlink:type="simple" xlink:href="#__RefHeading___Toc1071_900516027" office:target-frame-name="_top" xlink:show="replace" text:style-name="Internet_20_link" text:visited-style-name="Visited_20_Internet_20_Link">7.2 Automated Testing<text:tab/>9</text:a></text:p>
          <text:p text:style-name="P4"><text:a xlink:type="simple" xlink:href="#__RefHeading___Toc1073_900516027" office:target-frame-name="_top" xlink:show="replace" text:style-name="Internet_20_link" text:visited-style-name="Visited_20_Internet_20_Link">7.3 Performance Testing<text:tab/>9</text:a></text:p>
          <text:p text:style-name="P4"><text:a xlink:type="simple" xlink:href="#__RefHeading___Toc1075_900516027" office:target-frame-name="_top" xlink:show="replace" text:style-name="Internet_20_link" text:visited-style-name="Visited_20_Internet_20_Link">7.4 Security Testing<text:tab/>9</text:a></text:p>
          <text:p text:style-name="P4"><text:a xlink:type="simple" xlink:href="#__RefHeading___Toc1077_900516027" office:target-frame-name="_top" xlink:show="replace" text:style-name="Internet_20_link" text:visited-style-name="Visited_20_Internet_20_Link">7.5 User Testing / Evaluation<text:tab/>9</text:a></text:p>
          <text:p text:style-name="P2"><text:a xlink:type="simple" xlink:href="#__RefHeading___Toc1079_900516027" office:target-frame-name="_top" xlink:show="replace" text:style-name="Internet_20_link" text:visited-style-name="Visited_20_Internet_20_Link">8. Evaluation &amp; Critical Reflection (900–1,200 words | ~10–12%)<text:tab/>9</text:a></text:p>
          <text:p text:style-name="P4"><text:a xlink:type="simple" xlink:href="#__RefHeading___Toc1081_900516027" office:target-frame-name="_top" xlink:show="replace" text:style-name="Internet_20_link" text:visited-style-name="Visited_20_Internet_20_Link">8.1 Requirement Fulfilment<text:tab/>9</text:a></text:p>
          <text:p text:style-name="P4"><text:a xlink:type="simple" xlink:href="#__RefHeading___Toc1083_900516027" office:target-frame-name="_top" xlink:show="replace" text:style-name="Internet_20_link" text:visited-style-name="Visited_20_Internet_20_Link"><text:soft-page-break/>8.2 Technical Evaluation<text:tab/>9</text:a></text:p>
          <text:p text:style-name="P4"><text:a xlink:type="simple" xlink:href="#__RefHeading___Toc1085_900516027" office:target-frame-name="_top" xlink:show="replace" text:style-name="Internet_20_link" text:visited-style-name="Visited_20_Internet_20_Link">8.3 What Went Well<text:tab/>10</text:a></text:p>
          <text:p text:style-name="P4"><text:a xlink:type="simple" xlink:href="#__RefHeading___Toc1087_900516027" office:target-frame-name="_top" xlink:show="replace" text:style-name="Internet_20_link" text:visited-style-name="Visited_20_Internet_20_Link">8.4 Limitations<text:tab/>10</text:a></text:p>
          <text:p text:style-name="P4"><text:a xlink:type="simple" xlink:href="#__RefHeading___Toc1089_900516027" office:target-frame-name="_top" xlink:show="replace" text:style-name="Internet_20_link" text:visited-style-name="Visited_20_Internet_20_Link">8.5 Future Improvements<text:tab/>10</text:a></text:p>
          <text:p text:style-name="P2"><text:a xlink:type="simple" xlink:href="#__RefHeading___Toc1091_900516027" office:target-frame-name="_top" xlink:show="replace" text:style-name="Internet_20_link" text:visited-style-name="Visited_20_Internet_20_Link">9. Conclusion (300–500 words | ~4%)<text:tab/>10</text:a></text:p>
        </text:index-body>
      </text:table-of-content>
      <text:p text:style-name="P8"/>
      <text:p text:style-name="P8"/>
      <text:p text:style-name="P8"/>
      <text:p text:style-name="P8"/>
      <text:p text:style-name="P9"/>
      <text:h text:style-name="P15" text:outline-level="2"><text:bookmark-start text:name="__RefHeading___Toc1001_900516027"/>1. Introduction (800–1,000 words | ~10%)<text:bookmark-end text:name="__RefHeading___Toc1001_900516027"/></text:h>
      <text:h text:style-name="P16" text:outline-level="3"><text:span text:style-name="T9">1.1 </text:span>Background (300–400)</text:h>
      <text:p text:style-name="P11"><text:span text:style-name="T6">Organisation wh</text:span><text:span text:style-name="T14">en</text:span><text:span text:style-name="T6"> </text:span><text:span text:style-name="T12">applying for jobs </text:span><text:span text:style-name="T6">has become a core part of the </text:span><text:span text:style-name="T7">application </text:span><text:span text:style-name="T6">process. For many students and graduates the reality of a job hunt involves sending out a high volume of applications across multiple platforms. </text:span><text:span text:style-name="T14">On top of this they are also required to</text:span><text:span text:style-name="T6"> </text:span><text:span text:style-name="T14">t</text:span><text:span text:style-name="T6">ailor CVs, cover letters, and other documents for each one. </text:span><text:span text:style-name="T12">T</text:span><text:span text:style-name="T6">he Institute of Student Employers suggests that UK graduates may submit between 20 and 30 applications before securing a role, </text:span><text:span text:style-name="T7">underlying the need for good organisational skills </text:span><text:span text:style-name="T12">for job seekers </text:span><text:span text:style-name="T14">as they can be expected to keep track of this many applications</text:span><text:span text:style-name="T7">. </text:span></text:p>
      <text:p text:style-name="P12"><text:span text:style-name="T5">This problem became clear during my second year when applying for internships. Applications were tracked in a CSV file, while different versions of CVs, cover letters, and job descriptions were stored separately in folders. The system worked at a basic level, but it was slow to maintain. Keeping everything up to date required constant manual effort, and it was easy for details to be missed. There was no single place where all information could be viewed together.</text:span></text:p>
      <text:p text:style-name="Text_20_body">Some issues only became noticeable over time. Job descriptions, for example, would sometimes disappear once a vacancy closed. When preparing for interviews or revisiting past applications, that information was no longer available. Reconstructing it was difficult, and often not possible.</text:p>
      <text:p text:style-name="Text_20_body">As the number of applications increased, the process itself became harder to manage. What started as a simple tracking method gradually felt more fragmented. Information was spread across files, updates became repetitive, and the system added overhead rather than reducing it. At that point, the limitation was less about tools and more about how the information was organised.</text:p>
      <text:p text:style-name="Text_20_body">Job Pilot was developed in response to this. The aim is straightforward: to provide a single place where applications and supporting material can be recorded and managed. Users can store key details such as company, role title, application stage, and submission date, alongside personal notes. Documents — including CVs, cover letters, and saved job descriptions — are kept with each application rather than separately.</text:p>
      <text:p text:style-name="Text_20_body">The focus is not on automation, but on structure. By keeping information in one place and reducing the need for manual organisation, the system is intended to make the application process easier to manage and less time-consuming overall.</text:p>
      <text:p text:style-name="P12"><text:span text:style-name="T5"/></text:p>
      <text:h text:style-name="P17" text:outline-level="3" text:is-list-header="true"><text:soft-page-break/>1.2 Aims and Objectives (250–300)</text:h>
      <text:p text:style-name="P5">The aim of this project is to design and develop Job Pilot, a web application that provides a more structured way to manage job applications. The project came from the difficulty of keeping application information spread across spreadsheets, folders, and separate documents, which made the process more manual and harder to stay on top of. Job Pilot is intended to bring this into one place so that users can keep track of their applications more clearly and manage the process in a simpler way.</text:p>
      <text:p text:style-name="P12"><text:span text:style-name="Strong_20_Emphasis"><text:span text:style-name="T10">To achieve this aim, the project will pursue the following objectives:</text:span></text:span></text:p>
      <text:list text:style-name="L1">
        <text:list-item>
          <text:p text:style-name="P20">To investigate user requirements for managing job applications.</text:p>
        </text:list-item>
        <text:list-item>
          <text:p text:style-name="P20">To design the system architecture for the Job Pilot platform.</text:p>
        </text:list-item>
        <text:list-item>
          <text:p text:style-name="P20">To implement a full-stack web application using modern web technologies.</text:p>
        </text:list-item>
        <text:list-item>
          <text:p text:style-name="P20">To develop functionality for recording and tracking job applications.</text:p>
        </text:list-item>
        <text:list-item>
          <text:p text:style-name="P20">To implement document storage for CVs, cover letters, and job descriptions.</text:p>
        </text:list-item>
        <text:list-item>
          <text:p text:style-name="P20">To apply an Agile development approach during implementation.</text:p>
        </text:list-item>
        <text:list-item>
          <text:p text:style-name="P20">To evaluate the system through functional testing.</text:p>
        </text:list-item>
      </text:list>
      <text:p text:style-name="P12"/>
      <text:h text:style-name="P16" text:outline-level="3"><text:bookmark-start text:name="__RefHeading___Toc1007_900516027"/>1.3 Deliverables (150–200)<text:bookmark-end text:name="__RefHeading___Toc1007_900516027"/></text:h>
      <text:p text:style-name="Text_20_body">The primary deliverable of this project is the Job Pilot software application. The system consists of a full-stack web application designed to record and manage job applications within a single platform. The implemented system includes a user interface for recording application details, backend services for handling application data, and database storage for managing user information and uploaded documents.</text:p>
      <text:p text:style-name="Text_20_body">Alongside the software system, a number of supporting artefacts were produced during development. These include the source code for both the frontend and backend components of the application, configuration files required to run the system within a containerised environment, and version control records documenting the development process.</text:p>
      <text:p text:style-name="Text_20_body">Project documentation forms a second key deliverable. This includes the dissertation report itself, design documentation describing the system architecture, and development records produced during the Agile development process.</text:p>
      <text:p text:style-name="Text_20_body">Testing artefacts were also generated as part of the evaluation stage. These include functional test results used to verify that the implemented features operate as intended and that the system satisfies the project objectives.</text:p>
      <text:h text:style-name="P16" text:outline-level="3"><text:bookmark-start text:name="__RefHeading___Toc1009_900516027"/>1.4 Report Overview (100–150)<text:bookmark-end text:name="__RefHeading___Toc1009_900516027"/></text:h>
      <text:p text:style-name="P12">The remainder of this report is structured as follows. Chapter 2 reviews existing approaches and technologies related to job application management systems and provides background for the design of the project. Chapter 3 outlines the methodology used during development, including the Agile process adopted to guide implementation.</text:p>
      <text:p text:style-name="Text_20_body"><text:soft-page-break/>Chapter 4 presents the system design, describing the overall architecture of Job Pilot and the key design decisions made during development. Chapter 5 then discusses the implementation of the system and the technologies used to build the application.</text:p>
      <text:p text:style-name="Text_20_body">Chapter 6 evaluates the completed system through functional testing and considers how well the project objectives were achieved. Finally, Chapter 7 summarises the outcomes of the project and discusses possible areas for future improvement.</text:p>
      <text:p text:style-name="P12"/>
      <text:h text:style-name="P14" text:outline-level="1"><text:bookmark-start text:name="__RefHeading___Toc1011_900516027"/>2. Literature Review / Technology Justification (1,500–1,800 words | ~18%)<text:bookmark-end text:name="__RefHeading___Toc1011_900516027"/></text:h>
      <text:h text:style-name="P18" text:outline-level="3">2.1 Job Application Management Systems</text:h>
      <text:p text:style-name="Text_20_body">Managing job applications often involves keeping track of a large amount of information. Applicants may apply to many roles across different platforms, which means details such as the company name, job title, application date, and recruitment stage need to be recorded. Supporting materials including CVs, cover letters, and saved job descriptions must also be organised. As a result, maintaining an overview of applications becomes an important part of the job search process.</text:p>
      <text:p text:style-name="Text_20_body">Many job seekers manage this information using simple personal systems. A common approach is the use of spreadsheets to record applications and update their progress manually. Others rely on notes applications or folders stored on their computer to organise documents related to each role. While these approaches are flexible and easy to set up, they can also lead to information being spread across multiple files or locations, making it harder to maintain a clear overview as the number of applications increases.</text:p>
      <text:p text:style-name="Text_20_body">In response to these challenges, a number of dedicated job tracking tools have emerged. Platforms such as Teal and Huntr allow users to record applications directly from job sites such as Glassdoor and LinkedIn. Many also include additional features such as AI-generated CVs, cover letters, or automated job tracking. While these capabilities aim to streamline parts of the application process, they can also increase system complexity. Job Pilot instead explores a simpler approach. Rather than offering a wide range of integrated tools, the system focuses on doing one task well: organising job applications and the documents associated with them within a single platform.</text:p>
      <text:h text:style-name="P15" text:outline-level="2">2.<text:span text:style-name="T11">2</text:span> Architectural Paradigms</text:h>
      <text:p text:style-name="P12">The architectural design of Job Pilot was shaped by several factors rather than a single decision. The nature of the problem, the expected scale of the system, and the practical constraints of development all played a role. Core features such as authentication, application records, and document handling form a closely connected workflow, with each part relying on shared data and consistent behaviour. This is not a system that operates in isolation across independent services; the components are tightly linked.</text:p>
      <text:p text:style-name="Text_20_body">Expected usage also influenced the approach. The system is intended to support moderate, predictable access patterns, so the conditions that typically justify highly distributed architectures are unlikely to arise. Development context matters here as well. As the project is built by a single author, simplicity becomes a priority — particularly when it comes to deployment, debugging, and <text:soft-page-break/>ongoing maintenance. Architectural decisions therefore focused on keeping the system manageable, while still maintaining reliability. Avoiding unnecessary complexity was as important as meeting functional requirements.</text:p>
      <text:p text:style-name="Text_20_body">Rather than selecting an architecture based on current trends, the system was evaluated against a set of relevant quality attributes. Software architecture is often described as the primary means through which properties such as maintainability, scalability, performance, and modifiability are achieved (Bass, Clements &amp; Kazman, 2013). Not all of these carry equal weight in this context.</text:p>
      <text:p text:style-name="Text_20_body">Maintainability and extensibility were the main considerations, given that the system is expected to evolve as features are added. Operational simplicity followed closely, particularly in relation to deployment and debugging. Performance was considered in more practical terms — ensuring that common user interactions remain responsive — rather than optimising for high-throughput scenarios. Scalability was not ignored, but it was treated in proportion to expected usage rather than hypothetical large-scale demand.</text:p>
      <text:p text:style-name="Text_20_body">Taken together, these factors provided a framework for selecting an architectural approach. The emphasis was not on maximising any single quality attribute, but on finding a balance that fits the system as it currently stands.</text:p>
      <text:h text:style-name="P16" text:outline-level="3">2.<text:span text:style-name="T13">3</text:span> Frontend Framework Justification</text:h>
      <text:p text:style-name="P12">The frontend of Job Pilot is built using React and bundled with Vite as a single-page application. Navigation between views is handled using React Router, supporting core pages such as authentication, the main dashboard, and job creation and editing workflows. Application state is managed locally through React hooks, with authentication handled via tokens stored in local storage.</text:p>
      <text:p text:style-name="Text_20_body">Framework selection was guided less by feature comparison alone and more by how well each option aligned with the project’s scope. While Angular offers a comprehensive, highly structured environment, its complexity would have been difficult to justify for a relatively contained application. Vue provides a simpler alternative, but React’s flexibility and stronger familiarity made it the more practical choice. Staying within the JavaScript ecosystem across both frontend and backend also reduced development friction and simplified debugging.</text:p>
      <text:p text:style-name="Text_20_body">The interface itself is centred around relatively standard CRUD interactions: users authenticate, view a dashboard of applications, and create or update records through form-based workflows. Given this level of complexity, introducing a global state management solution would have added unnecessary overhead. Instead, state is handled at the component level, which proved sufficient for maintaining responsiveness and clarity during development.</text:p>
      <text:p text:style-name="Text_20_body">This approach does come with trade-offs. Managing state and asynchronous behaviour within individual components leads to some repetition, particularly around loading states and API handling. It also places more responsibility on the developer to maintain consistency across different parts of the interface. Similarly, using custom CSS rather than a component library provides full control over layout and responsiveness, but requires additional effort to ensure a consistent user experience.</text:p>
      <text:p text:style-name="Text_20_body"><text:soft-page-break/>Overall, the frontend design reflects a deliberate emphasis on simplicity and development efficiency. React provides enough structure to support maintainability while remaining flexible, making it well suited to the scale and requirements of the Job Pilot system.</text:p>
      <text:h text:style-name="P16" text:outline-level="3"><text:bookmark-start text:name="__RefHeading___Toc1017_900516027"/>2.<text:span text:style-name="T13">4</text:span> Backend &amp; API Layer<text:bookmark-end text:name="__RefHeading___Toc1017_900516027"/></text:h>
      <text:p text:style-name="Text_20_body">Job Pilot’s backend is built using Node.js and Express. Instead of introducing a heavily layered architecture, the system adopts a route–controller–model structure. Routes define the API surface, controllers handle request logic, and models manage data interaction. The separation is not strict, but it is enough to keep responsibilities clear without adding unnecessary complexity.</text:p>
      <text:p text:style-name="Text_20_body">The API follows a REST-style design, with endpoints grouped under <text:span text:style-name="Source_20_Text">/api</text:span>. Resources are organised in a consistent way: authentication routes handle user registration and login, job routes manage application data, and additional endpoints support dashboard summaries and lookup values. This creates a predictable interface between frontend and backend. Requests map cleanly to resources, and behaviour remains consistent across most features.</text:p>
      <text:p text:style-name="Text_20_body">Authentication is implemented using JSON Web Tokens (JWT). Tokens are issued on login and included in the <text:span text:style-name="Source_20_Text">Authorization</text:span> header for subsequent requests, where middleware enforces access control. This removes the need for server-side session storage and keeps the system stateless. Tokens expire after a fixed period. Without a refresh mechanism, the client is responsible for handling re-authentication. The approach keeps the implementation relatively simple, although it would likely need extending in a more complete system.</text:p>
      <text:p text:style-name="Text_20_body">Data persistence is handled using MongoDB via Mongoose. The data model is largely reference-based, with job records linking to users and shared lookup entities such as status and type. This avoids duplication and supports reuse of common values. File handling introduces an additional layer. Uploads are processed using Multer, stored externally in Cloudinary, and then referenced within the database. As a result, the backend coordinates between external storage and internal metadata, which adds some overhead.</text:p>
      <text:p text:style-name="Text_20_body">The choice of Node.js and Express is largely practical. Using JavaScript across the full stack reduces context switching and makes debugging more straightforward. Express provides a lightweight layer over HTTP, leaving flexibility in how routes and logic are structured. More opinionated frameworks such as Django or Spring Boot would introduce additional structure and setup that are not necessary for a system of this scale.</text:p>
      <text:p text:style-name="Text_20_body">There are some trade-offs. Validation and error handling are implemented within individual controllers, so behaviour can vary between endpoints. The absence of a service layer has a similar effect. Separation between concerns depends more on convention than on enforced structure.</text:p>
      <text:p text:style-name="Text_20_body">Overall, the backend design fits the requirements of the system. It supports the necessary functionality while remaining manageable to develop and extend, with clear areas for improvement if the system were to grow.</text:p>
      <text:p text:style-name="Text_20_body"/>
      <text:h text:style-name="P16" text:outline-level="3"><text:bookmark-start text:name="__RefHeading___Toc1019_900516027"/>2.<text:span text:style-name="T15">5</text:span> Database Choice<text:bookmark-end text:name="__RefHeading___Toc1019_900516027"/></text:h>
      <text:p text:style-name="Text_20_body">Database choice affects more than storage; it shapes how a system changes over time, and where responsibility for structure and consistency actually sits. Relational systems such as PostgreSQL <text:soft-page-break/>and MySQL have long been the default. Their strength is in how tightly they control data. Schemas are defined in advance, relationships are explicit, and constraints are enforced directly by the database. This tends to work well where correctness matters and the structure of the data is unlikely to shift significantly (Date, 2003).</text:p>
      <text:p text:style-name="Text_20_body">That same rigidity can become a constraint. Adjusting the data model is rarely trivial, and even small changes can introduce overhead through migrations and schema updates. For systems that are still evolving, that friction adds up. Document-oriented databases take a different approach. In MongoDB, data is stored in flexible, JSON-like documents, and fields do not need to be identical across records. This makes it easier to adapt the structure as requirements change, particularly in earlier stages of development (Stonebraker, 2010).</text:p>
      <text:p text:style-name="Text_20_body">There is a trade-off here, but it is not always immediately visible. Some of the guarantees provided by relational systems are no longer enforced in the same way. Consistency still matters, but it is handled more explicitly in the application rather than being guaranteed by the database itself (Brewer, 2000).</text:p>
      <text:p text:style-name="Text_20_body">Even within document databases, design is not completely open-ended. A decision still has to be made about how related data is organised. Embedding keeps data together and reduces the need for additional queries. Referencing separates it, avoids duplication, and allows shared values to be reused - but retrieving that data then requires extra lookups (MongoDB, 2023).</text:p>
      <text:p text:style-name="Text_20_body">In Job Pilot, the model leans towards referencing rather than embedding. Job records link to shared lookup data such as status and type, instead of storing everything directly. That keeps the data consistent and avoids repetition across documents. It also means more work when reading data back, particularly when resolving those relationships.</text:p>
      <text:p text:style-name="Text_20_body">Given the scale of the system, this trade-off is acceptable. The dataset remains small, queries are predictable, and flexibility during development carries more weight than strict relational guarantees. A document-based model fits that balance, even if it introduces a degree of overhead.</text:p>
      <text:p text:style-name="Text_20_body"/>
      <text:p text:style-name="Horizontal_20_Line"/>
      <text:h text:style-name="P16" text:outline-level="3"><text:bookmark-start text:name="__RefHeading___Toc1021_900516027"/>2.5 DevOps / Deployment Strategy<text:bookmark-end text:name="__RefHeading___Toc1021_900516027"/></text:h>
      <text:list text:style-name="L3">
        <text:list-item>
          <text:p text:style-name="P21">CI/CD</text:p>
        </text:list-item>
        <text:list-item>
          <text:p text:style-name="P21">Hosting (AWS, Azure, Heroku, Vercel, Docker)</text:p>
        </text:list-item>
      </text:list>
      <text:h text:style-name="P16" text:outline-level="3"><text:span text:style-name="Default_20_Paragraph_20_Font"><text:span text:style-name="T4">2.7 Usability &amp; Human-Centred Design Principles</text:span></text:span></text:h>
      <text:p text:style-name="P6"/>
      <text:h text:style-name="P14" text:outline-level="1"><text:bookmark-start text:name="__RefHeading___Toc1025_900516027"/>3. Methodology &amp; Project Management (900–1,100 words | ~10–12%)<text:bookmark-end text:name="__RefHeading___Toc1025_900516027"/></text:h>
      <text:h text:style-name="P16" text:outline-level="3"><text:bookmark-start text:name="__RefHeading___Toc1027_900516027"/>3.1 Development Methodology<text:bookmark-end text:name="__RefHeading___Toc1027_900516027"/></text:h>
      <text:list text:style-name="L4">
        <text:list-item>
          <text:p text:style-name="P22">Agile / Scrum / Kanban</text:p>
        </text:list-item>
        <text:list-item>
          <text:p text:style-name="P22"><text:soft-page-break/>Sprint structure</text:p>
        </text:list-item>
        <text:list-item>
          <text:p text:style-name="P22">Justification</text:p>
        </text:list-item>
      </text:list>
      <text:h text:style-name="P16" text:outline-level="3"><text:bookmark-start text:name="__RefHeading___Toc1029_900516027"/>3.2 Tools &amp; Workflow<text:bookmark-end text:name="__RefHeading___Toc1029_900516027"/></text:h>
      <text:list text:style-name="L5">
        <text:list-item>
          <text:p text:style-name="P23">Git strategy</text:p>
        </text:list-item>
        <text:list-item>
          <text:p text:style-name="P23">Branching model</text:p>
        </text:list-item>
        <text:list-item>
          <text:p text:style-name="P23">Issue tracking</text:p>
        </text:list-item>
        <text:list-item>
          <text:p text:style-name="P23">CI/CD pipeline</text:p>
        </text:list-item>
      </text:list>
      <text:h text:style-name="P16" text:outline-level="3"><text:bookmark-start text:name="__RefHeading___Toc1031_900516027"/>3.3 Risk Management<text:bookmark-end text:name="__RefHeading___Toc1031_900516027"/></text:h>
      <text:list text:style-name="L6">
        <text:list-item>
          <text:p text:style-name="P24">Technical risks</text:p>
        </text:list-item>
        <text:list-item>
          <text:p text:style-name="P24">Third-party dependencies</text:p>
        </text:list-item>
        <text:list-item>
          <text:p text:style-name="P24">Mitigation strategies</text:p>
        </text:list-item>
      </text:list>
      <text:h text:style-name="P16" text:outline-level="3"><text:bookmark-start text:name="__RefHeading___Toc1033_900516027"/>3.4 Legal, Ethical, Professional Issues<text:bookmark-end text:name="__RefHeading___Toc1033_900516027"/></text:h>
      <text:list text:style-name="L7">
        <text:list-item>
          <text:p text:style-name="P25">Data protection (GDPR)</text:p>
        </text:list-item>
        <text:list-item>
          <text:p text:style-name="P25">Security practices</text:p>
        </text:list-item>
        <text:list-item>
          <text:p text:style-name="P25">Accessibility</text:p>
        </text:list-item>
        <text:list-item>
          <text:p text:style-name="P25">Professional standards (BCS)</text:p>
        </text:list-item>
      </text:list>
      <text:p text:style-name="P6"/>
      <text:h text:style-name="P15" text:outline-level="2"><text:bookmark-start text:name="__RefHeading___Toc1035_900516027"/>4. Requirements Engineering (900–1,200 words | ~12%)<text:bookmark-end text:name="__RefHeading___Toc1035_900516027"/></text:h>
      <text:h text:style-name="P16" text:outline-level="3"><text:bookmark-start text:name="__RefHeading___Toc1037_900516027"/>4.1 Functional Requirements<text:bookmark-end text:name="__RefHeading___Toc1037_900516027"/></text:h>
      <text:list text:style-name="L8">
        <text:list-item>
          <text:p text:style-name="P26">Prioritised</text:p>
        </text:list-item>
        <text:list-item>
          <text:p text:style-name="P26">Use cases</text:p>
        </text:list-item>
      </text:list>
      <text:h text:style-name="P16" text:outline-level="3"><text:bookmark-start text:name="__RefHeading___Toc1039_900516027"/>4.2 Non-Functional Requirements<text:bookmark-end text:name="__RefHeading___Toc1039_900516027"/></text:h>
      <text:list text:style-name="L9">
        <text:list-item>
          <text:p text:style-name="P27">Performance targets</text:p>
        </text:list-item>
        <text:list-item>
          <text:p text:style-name="P27">Scalability expectations</text:p>
        </text:list-item>
        <text:list-item>
          <text:p text:style-name="P27">Security constraints</text:p>
        </text:list-item>
        <text:list-item>
          <text:p text:style-name="P27">Usability criteria</text:p>
        </text:list-item>
      </text:list>
      <text:h text:style-name="P16" text:outline-level="3"><text:bookmark-start text:name="__RefHeading___Toc1041_900516027"/>4.3 User Stories<text:bookmark-end text:name="__RefHeading___Toc1041_900516027"/></text:h>
      <text:list text:style-name="L10">
        <text:list-item>
          <text:p text:style-name="P28">Acceptance criteria</text:p>
        </text:list-item>
        <text:list-item>
          <text:p text:style-name="P28">Traceability to implementation</text:p>
        </text:list-item>
      </text:list>
      <text:p text:style-name="P12"><text:span text:style-name="Strong_20_Emphasis">Depth expectation:</text:span> Clear mapping between requirement → implementation → testing.</text:p>
      <text:p text:style-name="P6"/>
      <text:h text:style-name="P15" text:outline-level="2"><text:bookmark-start text:name="__RefHeading___Toc1043_900516027"/><text:soft-page-break/>5. System Architecture &amp; Design (1,400–1,800 words | ~18%)<text:bookmark-end text:name="__RefHeading___Toc1043_900516027"/></text:h>
      <text:p text:style-name="P12">This section must be strong in a full-stack project.</text:p>
      <text:h text:style-name="P16" text:outline-level="3"><text:bookmark-start text:name="__RefHeading___Toc1045_900516027"/>5.1 High-Level Architecture<text:bookmark-end text:name="__RefHeading___Toc1045_900516027"/></text:h>
      <text:list text:style-name="L11">
        <text:list-item>
          <text:p text:style-name="P29">Component diagram</text:p>
        </text:list-item>
        <text:list-item>
          <text:p text:style-name="P29">Data flow</text:p>
        </text:list-item>
        <text:list-item>
          <text:p text:style-name="P29">Deployment diagram</text:p>
        </text:list-item>
      </text:list>
      <text:h text:style-name="P16" text:outline-level="3"><text:bookmark-start text:name="__RefHeading___Toc1047_900516027"/>5.2 Backend Architecture<text:bookmark-end text:name="__RefHeading___Toc1047_900516027"/></text:h>
      <text:list text:style-name="L12">
        <text:list-item>
          <text:p text:style-name="P30">API structure</text:p>
        </text:list-item>
        <text:list-item>
          <text:p text:style-name="P30">Services</text:p>
        </text:list-item>
        <text:list-item>
          <text:p text:style-name="P30">Middleware</text:p>
        </text:list-item>
        <text:list-item>
          <text:p text:style-name="P30">Auth flow</text:p>
        </text:list-item>
      </text:list>
      <text:h text:style-name="P16" text:outline-level="3"><text:bookmark-start text:name="__RefHeading___Toc1049_900516027"/>5.3 Database Design<text:bookmark-end text:name="__RefHeading___Toc1049_900516027"/></text:h>
      <text:list text:style-name="L13">
        <text:list-item>
          <text:p text:style-name="P31">ERD / schema diagrams</text:p>
        </text:list-item>
        <text:list-item>
          <text:p text:style-name="P31">Indexing strategy</text:p>
        </text:list-item>
        <text:list-item>
          <text:p text:style-name="P31">Data validation</text:p>
        </text:list-item>
      </text:list>
      <text:h text:style-name="P16" text:outline-level="3"><text:bookmark-start text:name="__RefHeading___Toc1051_900516027"/>5.4 Frontend Architecture<text:bookmark-end text:name="__RefHeading___Toc1051_900516027"/></text:h>
      <text:list text:style-name="L14">
        <text:list-item>
          <text:p text:style-name="P32">Component hierarchy</text:p>
        </text:list-item>
        <text:list-item>
          <text:p text:style-name="P32">State management</text:p>
        </text:list-item>
        <text:list-item>
          <text:p text:style-name="P32">Routing</text:p>
        </text:list-item>
      </text:list>
      <text:h text:style-name="P16" text:outline-level="3"><text:bookmark-start text:name="__RefHeading___Toc1053_900516027"/>5.5 Design Decisions &amp; Trade-offs<text:bookmark-end text:name="__RefHeading___Toc1053_900516027"/></text:h>
      <text:list text:style-name="L15">
        <text:list-item>
          <text:p text:style-name="P33">What alternatives were rejected and why</text:p>
        </text:list-item>
      </text:list>
      <text:p text:style-name="P12"><text:span text:style-name="Strong_20_Emphasis">Depth expectation:</text:span> Explain <text:span text:style-name="Emphasis">why</text:span>, not just what.</text:p>
      <text:p text:style-name="P6"/>
      <text:h text:style-name="P15" text:outline-level="2"><text:bookmark-start text:name="__RefHeading___Toc1055_900516027"/>6. Implementation (Core Development Work) (2,000–2,400 words | ~22–25%)<text:bookmark-end text:name="__RefHeading___Toc1055_900516027"/></text:h>
      <text:p text:style-name="P12">This replaces the “Project Stages” section.</text:p>
      <text:p text:style-name="P12">Structure it by subsystem rather than sprint narrative.</text:p>
      <text:h text:style-name="P16" text:outline-level="3"><text:bookmark-start text:name="__RefHeading___Toc1057_900516027"/>6.1 Authentication &amp; Authorisation<text:bookmark-end text:name="__RefHeading___Toc1057_900516027"/></text:h>
      <text:list text:style-name="L16">
        <text:list-item>
          <text:p text:style-name="P34">Flow diagrams</text:p>
        </text:list-item>
        <text:list-item>
          <text:p text:style-name="P34">Security considerations</text:p>
        </text:list-item>
      </text:list>
      <text:h text:style-name="P16" text:outline-level="3"><text:bookmark-start text:name="__RefHeading___Toc1059_900516027"/><text:soft-page-break/>6.2 Core Domain Logic<text:bookmark-end text:name="__RefHeading___Toc1059_900516027"/></text:h>
      <text:list text:style-name="L17">
        <text:list-item>
          <text:p text:style-name="P35">Key features</text:p>
        </text:list-item>
        <text:list-item>
          <text:p text:style-name="P35">API interactions</text:p>
        </text:list-item>
        <text:list-item>
          <text:p text:style-name="P35">Validation</text:p>
        </text:list-item>
      </text:list>
      <text:h text:style-name="P16" text:outline-level="3"><text:bookmark-start text:name="__RefHeading___Toc1061_900516027"/>6.3 Frontend Features<text:bookmark-end text:name="__RefHeading___Toc1061_900516027"/></text:h>
      <text:list text:style-name="L18">
        <text:list-item>
          <text:p text:style-name="P36">Dynamic UI elements</text:p>
        </text:list-item>
        <text:list-item>
          <text:p text:style-name="P36">State handling</text:p>
        </text:list-item>
        <text:list-item>
          <text:p text:style-name="P36">Error handling</text:p>
        </text:list-item>
      </text:list>
      <text:h text:style-name="P16" text:outline-level="3"><text:bookmark-start text:name="__RefHeading___Toc1063_900516027"/>6.4 Integration with External APIs<text:bookmark-end text:name="__RefHeading___Toc1063_900516027"/></text:h>
      <text:list text:style-name="L19">
        <text:list-item>
          <text:p text:style-name="P37">Rate limiting</text:p>
        </text:list-item>
        <text:list-item>
          <text:p text:style-name="P37">Error handling</text:p>
        </text:list-item>
        <text:list-item>
          <text:p text:style-name="P37">Reliability concerns</text:p>
        </text:list-item>
      </text:list>
      <text:h text:style-name="P16" text:outline-level="3"><text:bookmark-start text:name="__RefHeading___Toc1065_900516027"/>6.5 DevOps &amp; Deployment<text:bookmark-end text:name="__RefHeading___Toc1065_900516027"/></text:h>
      <text:list text:style-name="L20">
        <text:list-item>
          <text:p text:style-name="P38">CI pipeline</text:p>
        </text:list-item>
        <text:list-item>
          <text:p text:style-name="P38">Containerisation</text:p>
        </text:list-item>
        <text:list-item>
          <text:p text:style-name="P38">Environment configuration</text:p>
        </text:list-item>
      </text:list>
      <text:p text:style-name="P12">Avoid writing a diary. Focus on:</text:p>
      <text:list text:style-name="L21">
        <text:list-item>
          <text:p text:style-name="P39">Technical depth</text:p>
        </text:list-item>
        <text:list-item>
          <text:p text:style-name="P39">Challenges</text:p>
        </text:list-item>
        <text:list-item>
          <text:p text:style-name="P39">Design reasoning</text:p>
        </text:list-item>
      </text:list>
      <text:p text:style-name="P6"/>
      <text:h text:style-name="P15" text:outline-level="2"><text:bookmark-start text:name="__RefHeading___Toc1067_900516027"/>7. Testing &amp; Validation (900–1,200 words | ~10–12%)<text:bookmark-end text:name="__RefHeading___Toc1067_900516027"/></text:h>
      <text:h text:style-name="P16" text:outline-level="3"><text:bookmark-start text:name="__RefHeading___Toc1069_900516027"/>7.1 Testing Strategy<text:bookmark-end text:name="__RefHeading___Toc1069_900516027"/></text:h>
      <text:list text:style-name="L22">
        <text:list-item>
          <text:p text:style-name="P40">Unit testing</text:p>
        </text:list-item>
        <text:list-item>
          <text:p text:style-name="P40">Integration testing</text:p>
        </text:list-item>
        <text:list-item>
          <text:p text:style-name="P40">End-to-end testing</text:p>
        </text:list-item>
      </text:list>
      <text:h text:style-name="P16" text:outline-level="3"><text:bookmark-start text:name="__RefHeading___Toc1071_900516027"/>7.2 Automated Testing<text:bookmark-end text:name="__RefHeading___Toc1071_900516027"/></text:h>
      <text:list text:style-name="L23">
        <text:list-item>
          <text:p text:style-name="P41">Coverage</text:p>
        </text:list-item>
        <text:list-item>
          <text:p text:style-name="P41">Tools used</text:p>
        </text:list-item>
        <text:list-item>
          <text:p text:style-name="P41">Sample cases</text:p>
        </text:list-item>
      </text:list>
      <text:h text:style-name="P16" text:outline-level="3"><text:bookmark-start text:name="__RefHeading___Toc1073_900516027"/><text:soft-page-break/>7.3 Performance Testing<text:bookmark-end text:name="__RefHeading___Toc1073_900516027"/></text:h>
      <text:list text:style-name="L24">
        <text:list-item>
          <text:p text:style-name="P42">Response times</text:p>
        </text:list-item>
        <text:list-item>
          <text:p text:style-name="P42">Load considerations</text:p>
        </text:list-item>
      </text:list>
      <text:h text:style-name="P16" text:outline-level="3"><text:bookmark-start text:name="__RefHeading___Toc1075_900516027"/>7.4 Security Testing<text:bookmark-end text:name="__RefHeading___Toc1075_900516027"/></text:h>
      <text:list text:style-name="L25">
        <text:list-item>
          <text:p text:style-name="P43">Input validation</text:p>
        </text:list-item>
        <text:list-item>
          <text:p text:style-name="P43">Auth testing</text:p>
        </text:list-item>
      </text:list>
      <text:h text:style-name="P16" text:outline-level="3"><text:bookmark-start text:name="__RefHeading___Toc1077_900516027"/>7.5 User Testing / Evaluation<text:bookmark-end text:name="__RefHeading___Toc1077_900516027"/></text:h>
      <text:list text:style-name="L26">
        <text:list-item>
          <text:p text:style-name="P44">Usability testing</text:p>
        </text:list-item>
        <text:list-item>
          <text:p text:style-name="P44">Feedback summary</text:p>
        </text:list-item>
      </text:list>
      <text:p text:style-name="P12">Strong evaluation here improves marks significantly.</text:p>
      <text:p text:style-name="P6"/>
      <text:h text:style-name="P15" text:outline-level="2"><text:bookmark-start text:name="__RefHeading___Toc1079_900516027"/>8. Evaluation &amp; Critical Reflection (900–1,200 words | ~10–12%)<text:bookmark-end text:name="__RefHeading___Toc1079_900516027"/></text:h>
      <text:p text:style-name="P12">Often underweighted in weaker reports.</text:p>
      <text:h text:style-name="P16" text:outline-level="3"><text:bookmark-start text:name="__RefHeading___Toc1081_900516027"/>8.1 Requirement Fulfilment<text:bookmark-end text:name="__RefHeading___Toc1081_900516027"/></text:h>
      <text:list text:style-name="L27">
        <text:list-item>
          <text:p text:style-name="P45">% complete</text:p>
        </text:list-item>
        <text:list-item>
          <text:p text:style-name="P45">What was omitted and why</text:p>
        </text:list-item>
      </text:list>
      <text:h text:style-name="P16" text:outline-level="3"><text:bookmark-start text:name="__RefHeading___Toc1083_900516027"/>8.2 Technical Evaluation<text:bookmark-end text:name="__RefHeading___Toc1083_900516027"/></text:h>
      <text:list text:style-name="L28">
        <text:list-item>
          <text:p text:style-name="P46">Scalability</text:p>
        </text:list-item>
        <text:list-item>
          <text:p text:style-name="P46">Performance</text:p>
        </text:list-item>
        <text:list-item>
          <text:p text:style-name="P46">Security robustness</text:p>
        </text:list-item>
      </text:list>
      <text:h text:style-name="P16" text:outline-level="3"><text:bookmark-start text:name="__RefHeading___Toc1085_900516027"/>8.3 What Went Well<text:bookmark-end text:name="__RefHeading___Toc1085_900516027"/></text:h>
      <text:list text:style-name="L29">
        <text:list-item>
          <text:p text:style-name="P47">Technical strengths</text:p>
        </text:list-item>
      </text:list>
      <text:h text:style-name="P16" text:outline-level="3"><text:bookmark-start text:name="__RefHeading___Toc1087_900516027"/>8.4 Limitations<text:bookmark-end text:name="__RefHeading___Toc1087_900516027"/></text:h>
      <text:list text:style-name="L30">
        <text:list-item>
          <text:p text:style-name="P48">Architectural constraints</text:p>
        </text:list-item>
        <text:list-item>
          <text:p text:style-name="P48">Time constraints</text:p>
        </text:list-item>
        <text:list-item>
          <text:p text:style-name="P48">Design flaws</text:p>
        </text:list-item>
      </text:list>
      <text:h text:style-name="P16" text:outline-level="3"><text:bookmark-start text:name="__RefHeading___Toc1089_900516027"/>8.5 Future Improvements<text:bookmark-end text:name="__RefHeading___Toc1089_900516027"/></text:h>
      <text:list text:style-name="L31">
        <text:list-item>
          <text:p text:style-name="P49">Clear technically feasible extensions</text:p>
        </text:list-item>
      </text:list>
      <text:p text:style-name="P6"/>
      <text:h text:style-name="P15" text:outline-level="2"><text:bookmark-start text:name="__RefHeading___Toc1091_900516027"/><text:soft-page-break/>9. Conclusion (300–500 words | ~4%)<text:bookmark-end text:name="__RefHeading___Toc1091_900516027"/></text:h>
      <text:list text:style-name="L32">
        <text:list-item>
          <text:p text:style-name="P50">Restate objectives</text:p>
        </text:list-item>
        <text:list-item>
          <text:p text:style-name="P50">Summarise achievements</text:p>
        </text:list-item>
        <text:list-item>
          <text:p text:style-name="P50">Reflect on contribution</text:p>
        </text:list-item>
      </text:list>
      <text:p text:style-name="P8"><text:a xlink:type="simple" xlink:href="https://luminate.prospects.ac.uk/whats-the-state-of-graduate-recruitment-in-2024" office:target-frame-name="_top" xlink:show="replace" text:style-name="Internet_20_link" text:visited-style-name="Visited_20_Internet_20_Link"><text:span text:style-name="Hyperlink">https://luminate.prospects.ac.uk/whats-the-state-of-graduate-recruitment-in-2024</text:span></text:a></text:p>
      <text:p text:style-name="P8"><text:a xlink:type="simple" xlink:href="https://www.graduate-jobs.com/pr/most-graduate-job-applications-receive-no-response-whatsoever" office:target-frame-name="_top" xlink:show="replace" text:style-name="Internet_20_link" text:visited-style-name="Visited_20_Internet_20_Link"><text:span text:style-name="Hyperlink">https://www.graduate-jobs.com/pr/most-graduate-job-applications-receive-no-response-whatsoever</text:span></text:a></text:p>
      <text:p text:style-name="P8"><text:a xlink:type="simple" xlink:href="https://standout-cv.com/stats/how-many-applications-to-get-a-job" office:target-frame-name="_top" xlink:show="replace" text:style-name="Internet_20_link" text:visited-style-name="Visited_20_Internet_20_Link"><text:span text:style-name="Hyperlink">https://standout-cv.com/stats/how-many-applications-to-get-a-job</text:span></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Book_20_Title" style:display-name="Book Title" style:family="text" style:parent-style-name="Default_20_Paragraph_20_Font">
      <style:text-properties style:font-name="Calibri" fo:font-family="Calibri" style:font-family-generic="swiss" style:font-pitch="variable" fo:font-size="36pt" fo:letter-spacing="0.009cm" style:font-name-asian="Calibri" style:font-family-asian="Calibri" style:font-family-generic-asian="swiss" style:font-pitch-asian="variable" style:font-size-asian="36pt" style:font-name-complex="Calibri" style:font-family-complex="Calibri" style:font-family-generic-complex="swiss" style:font-pitch-complex="variable" style:font-style-complex="italic" style:font-weight-complex="bold"/>
    </style:style>
    <style:style style:name="Intense_20_Reference" style:display-name="Intense Reference" style:family="text" style:parent-style-name="Default_20_Paragraph_20_Font">
      <style:text-properties style:font-name="Calibri" fo:font-family="Calibri" style:font-family-generic="swiss" style:font-pitch="variable" fo:font-size="26pt" fo:letter-spacing="0.009cm" style:font-name-asian="Calibri" style:font-family-asian="Calibri" style:font-family-generic-asian="swiss" style:font-pitch-asian="variable" style:font-size-asian="26pt" style:font-name-complex="Calibri" style:font-family-complex="Calibri" style:font-family-generic-complex="swiss" style:font-pitch-complex="variable" style:font-size-complex="26pt"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06T10:11:00Z</meta:creation-date>
    <dc:date>2026-03-27T15:56:39.255891568</dc:date>
    <meta:editing-cycles>12</meta:editing-cycles>
    <meta:editing-duration>PT2H34M19S</meta:editing-duration>
    <meta:document-statistic meta:table-count="0" meta:image-count="0" meta:object-count="0" meta:page-count="13" meta:paragraph-count="253" meta:word-count="3324" meta:character-count="22127" meta:non-whitespace-character-count="19173"/>
    <meta:template xlink:type="simple" xlink:actuate="onRequest" xlink:title="" xlink:href="Normal"/>
  </office:meta>
</office:document-meta>
</file>